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fill-color="#ffffff" fo:min-height="13.364cm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Digit &amp; Fashion Classification with MNIST</text:span></text:p>
          </draw:text-box>
        </draw:frame>
        <draw:frame draw:name="Subtitle 2" presentation:style-name="pr2" draw:text-style-name="P2" draw:layer="layout" svg:width="17.779cm" svg:height="4.867cm" svg:x="3.81cm" svg:y="10.795cm" presentation:class="subtitle" presentation:user-transformed="true">
          <draw:text-box>
            <text:p text:style-name="P1"><text:span text:style-name="T1">Using Neural Networks and Streamlit Interfa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🎯 Objective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bjective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 text:style-name="P3"><text:span text:style-name="T2"/></text:p>
            <text:list text:style-name="L3">
              <text:list-item>
                <text:p text:style-name="P3"><text:span text:style-name="T2">Classify handwritten digits (MNIST) and clothing items (Fashion-MNIST)</text:span></text:p>
              </text:list-item>
              <text:list-item>
                <text:p text:style-name="P3"><text:span text:style-name="T2">Build and train neural networks using Keras/TensorFlow</text:span></text:p>
              </text:list-item>
              <text:list-item>
                <text:p text:style-name="P3"><text:span text:style-name="T2">Deploy model via a Streamlit web app for predic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🗂 Dataset Summary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<text:s/></text:span><text:span text:style-name="T1">Dataset Summary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 text:style-name="P3"><text:span text:style-name="T2"/></text:p>
            <text:list text:style-name="L3">
              <text:list-item>
                <text:p text:style-name="P3"><text:span text:style-name="T2">MNIST: 28x28 grayscale digit images (0–9)</text:span></text:p>
              </text:list-item>
              <text:list-item>
                <text:p text:style-name="P3"><text:span text:style-name="T2">Fashion-MNIST: 28x28 grayscale clothing images (10 categories)</text:span></text:p>
              </text:list-item>
              <text:list-item>
                <text:p text:style-name="P3"><text:span text:style-name="T2">Both datasets contain 60,000 training and 10,000 test samples</text:span></text:p>
              </text:list-item>
              <text:list-item>
                <text:p text:style-name="P3"><text:span text:style-name="T2">Already normalized and label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🛠 Tools &amp; Environment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 </text:span><text:span text:style-name="T1">Tools &amp; Environment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 text:style-name="P3"><text:span text:style-name="T2"/></text:p>
            <text:list text:style-name="L3">
              <text:list-item>
                <text:p text:style-name="P3"><text:span text:style-name="T2">Google Colab / Jupyter Notebooks</text:span></text:p>
              </text:list-item>
              <text:list-item>
                <text:p text:style-name="P3"><text:span text:style-name="T2">TensorFlow / Keras for model development</text:span></text:p>
              </text:list-item>
              <text:list-item>
                <text:p text:style-name="P3"><text:span text:style-name="T2">Matplotlib for visualizations</text:span></text:p>
              </text:list-item>
              <text:list-item>
                <text:p text:style-name="P3"><text:span text:style-name="T2">Streamlit for deploy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⚙️ Preprocessing Steps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⚙️ </text:span><text:span text:style-name="T1">Preprocessing Steps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 text:style-name="P3"><text:span text:style-name="T2"/></text:p>
            <text:list text:style-name="L3">
              <text:list-item>
                <text:p text:style-name="P3"><text:span text:style-name="T2">Reshape and normalize pixel values (0–1)</text:span></text:p>
              </text:list-item>
              <text:list-item>
                <text:p text:style-name="P3"><text:span text:style-name="T2">One-hot encode class labels</text:span></text:p>
              </text:list-item>
              <text:list-item>
                <text:p text:style-name="P3"><text:span text:style-name="T2">Split train/validation sets</text:span></text:p>
              </text:list-item>
              <text:list-item>
                <text:p text:style-name="P3"><text:span text:style-name="T2">Optionally apply augmentation (Fashion-MNIST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📈 Model Architecture &amp; Training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odel Architecture &amp; Training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 text:style-name="P3"><text:span text:style-name="T2"/></text:p>
            <text:list text:style-name="L3">
              <text:list-item>
                <text:p text:style-name="P3"><text:span text:style-name="T2">Simple CNN: Conv2D → MaxPool → Dense</text:span></text:p>
              </text:list-item>
              <text:list-item>
                <text:p text:style-name="P3"><text:span text:style-name="T2">Used ReLU activation and softmax output</text:span></text:p>
              </text:list-item>
              <text:list-item>
                <text:p text:style-name="P3"><text:span text:style-name="T2">Loss: categorical_crossentropy</text:span></text:p>
              </text:list-item>
              <text:list-item>
                <text:p text:style-name="P3"><text:span text:style-name="T2">Optimizer: Adam, Epochs: 10–20</text:span></text:p>
              </text:list-item>
              <text:list-item>
                <text:p text:style-name="P3"><text:span text:style-name="T2">EarlyStopping and Dropout for regulariz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✅ Results &amp; Evaluation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<text:s/></text:span><text:span text:style-name="T1">Results &amp; Evaluation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 text:style-name="P3"><text:span text:style-name="T2"/></text:p>
            <text:list text:style-name="L3">
              <text:list-item>
                <text:p text:style-name="P3"><text:span text:style-name="T2">Achieved &gt;98% accuracy on MNIST</text:span></text:p>
              </text:list-item>
              <text:list-item>
                <text:p text:style-name="P3"><text:span text:style-name="T2">Fashion-MNIST accuracy ~89%</text:span></text:p>
              </text:list-item>
              <text:list-item>
                <text:p text:style-name="P3"><text:span text:style-name="T2">Confusion matrix used for detailed analysis</text:span></text:p>
              </text:list-item>
              <text:list-item>
                <text:p text:style-name="P3"><text:span text:style-name="T2">Visualized predictions on test imag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🧪 Streamlit App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<text:s/></text:span><text:span text:style-name="T1">Streamlit App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 text:style-name="P3"><text:span text:style-name="T2"/></text:p>
            <text:list text:style-name="L3">
              <text:list-item>
                <text:p text:style-name="P3"><text:span text:style-name="T2">Upload your image (28x28) or draw on canvas</text:span></text:p>
              </text:list-item>
              <text:list-item>
                <text:p text:style-name="P3"><text:span text:style-name="T2">Model predicts top label + confidence score</text:span></text:p>
              </text:list-item>
              <text:list-item>
                <text:p text:style-name="P3"><text:span text:style-name="T2">Displays confidence for all 10 classes</text:span></text:p>
              </text:list-item>
              <text:list-item>
                <text:p text:style-name="P3"><text:span text:style-name="T2">Simple interface with prediction histo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<text:s/></text:span><text:span text:style-name="T1">Thank You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font-size="18pt" fo:hyphenate="false"/>
    </style:style>
    <style:style style:name="MP13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25-06-02">02/06/25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  <text:list>
                                        <text:list-item>
                                          <text:p text:style-name="MP9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3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25-06-02">02/06/25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5-06-02T00:03:23.16</dc:date>
    <meta:document-statistic meta:object-count="67"/>
    <meta:generator>OpenOffice/4.1.15$Win32 OpenOffice.org_project/4115m2$Build-9813</meta:generator>
  </office:meta>
</office:document-meta>
</file>